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Tableau1.A1" style:family="table-cell">
      <style:table-cell-properties fo:padding="0.097cm" fo:border-left="none" fo:border-right="none" fo:border-top="none" fo:border-bottom="0.5pt solid #000000"/>
    </style:style>
    <style:style style:name="Tableau1.B1" style:family="table-cell">
      <style:table-cell-properties style:vertical-align="bottom" fo:padding="0.097cm" fo:border-left="none" fo:border-right="none" fo:border-top="none" fo:border-bottom="0.5pt solid #000000"/>
    </style:style>
    <style:style style:name="P1" style:family="paragraph" style:parent-style-name="Text_20_body">
      <style:text-properties officeooo:paragraph-rsid="001998f1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rsid="001c69bd" officeooo:paragraph-rsid="001c69b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rsid="001c69bd" officeooo:paragraph-rsid="001cafbe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officeooo:rsid="001cafbe" officeooo:paragraph-rsid="001cafb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Heading_20_1">
      <style:text-properties officeooo:rsid="001998f1" officeooo:paragraph-rsid="001f9a70"/>
    </style:style>
    <style:style style:name="P7" style:family="paragraph" style:parent-style-name="Heading_20_1">
      <style:text-properties officeooo:rsid="001c69bd" officeooo:paragraph-rsid="001c69bd"/>
    </style:style>
    <style:style style:name="P8" style:family="paragraph" style:parent-style-name="Heading_20_2">
      <style:text-properties officeooo:paragraph-rsid="001c69b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2pt"/>
    </style:style>
    <style:style style:name="P12" style:family="paragraph">
      <loext:graphic-properties draw:fill-color="#000000"/>
      <style:paragraph-properties fo:text-align="center"/>
      <style:text-properties fo:color="#000000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</style:style>
    <style:style style:name="T1" style:family="text">
      <style:text-properties officeooo:rsid="001c69bd"/>
    </style:style>
    <style:style style:name="T2" style:family="text">
      <style:text-properties fo:font-style="italic" officeooo:rsid="001c69bd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afbe" style:font-weight-asian="normal" style:font-weight-complex="normal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/>
    </style:style>
    <style:style style:name="gr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7.131cm" fo:min-width="4.3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7.133cm" fo:min-width="4.3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Extrémités_20_de_20_flèche_20_1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49cm" svg:stroke-color="#000000" draw:marker-start-width="0.427cm" draw:marker-end-width="0.427cm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Émilien DÉON</text:p>
            <text:p text:style-name="Standard">Baptiste PRED’HOMME</text:p>
            <text:p text:style-name="Standard">Julien SAUTEREAU</text:p>
          </table:table-cell>
          <table:table-cell table:style-name="Tableau1.B1" office:value-type="string">
            <text:p text:style-name="P5"><text:date style:data-style-name="N36" text:date-value="2018-05-25T13:11:42.316837641">25/05/2018</text:date></text:p>
          </table:table-cell>
        </table:table-row>
        <table:table-row>
          <table:table-cell table:style-name="Tableau1.A1" table:number-columns-spanned="2" office:value-type="string">
            <text:p text:style-name="Subtitle">Programmation mobile</text:p>
            <text:p text:style-name="Subtitle">Projet final</text:p>
            <text:p text:style-name="Title">Rapport</text:p>
          </table:table-cell>
          <table:covered-table-cell/>
        </table:table-row>
      </table:table>
      <text:p text:style-name="Text_20_body"/>
      <text:h text:style-name="P6" text:outline-level="1">Structure de l’application</text:h>
      <text:p text:style-name="P1"><draw:custom-shape text:anchor-type="paragraph" draw:z-index="0" draw:name="Forme1" draw:style-name="gr1" draw:text-style-name="P10" svg:width="4.423cm" svg:height="7.182cm" svg:x="2.016cm" svg:y="0.485cm"><text:p text:style-name="P9"><text:span text:style-name="T3">HomeActivity</text:span></text:p><text:p text:style-name="P9"/><text:p text:style-name="P9">Menu principal</text:p><text:p text:style-name="P9">de l’applicatio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Forme1" draw:style-name="gr1" draw:text-style-name="P10" svg:width="4.423cm" svg:height="7.182cm" svg:x="10.418cm" svg:y="0.485cm"><text:p text:style-name="P9"><text:span text:style-name="T3">MapsActivity</text:span></text:p><text:p text:style-name="P9"/><text:p text:style-name="P9">Carte Google Maps</text:p><draw:enhanced-geometry svg:viewBox="0 0 21600 21600" draw:mirror-horizontal="false" draw:mirror-vertical="false" draw:type="rectangle" draw:enhanced-path="M 0 0 L 21600 0 21600 21600 0 21600 0 0 Z N"/></draw:custom-shape></text:p>
      <text:p text:style-name="P1"/>
      <text:p text:style-name="P1"/>
      <text:p text:style-name="P1"/>
      <text:p text:style-name="P1"><draw:frame text:anchor-type="paragraph" draw:z-index="6" draw:name="Forme3" draw:style-name="gr4" draw:text-style-name="P13" svg:width="3.98cm" svg:height="0.63cm" svg:x="6.438cm" svg:y="0.199cm"><draw:text-box><text:p text:style-name="P9">Bouton</text:p></draw:text-box></draw:frame></text:p>
      <text:p text:style-name="P1"><draw:line text:anchor-type="paragraph" draw:z-index="5" draw:name="Forme2" draw:style-name="gr3" draw:text-style-name="P12" svg:x1="6.438cm" svg:y1="-0.097cm" svg:x2="10.417cm" svg:y2="-0.097cm"><text:p/></draw:line></text:p>
      <text:p text:style-name="P1"/>
      <text:p text:style-name="P1"/>
      <text:p text:style-name="P1"/>
      <text:p text:style-name="P1"><draw:line text:anchor-type="paragraph" draw:z-index="7" draw:name="Forme2" draw:style-name="gr3" draw:text-style-name="P12" svg:x1="12.621cm" svg:y1="0.188cm" svg:x2="14.209cm" svg:y2="3.947cm"><text:p/></draw:line><draw:line text:anchor-type="paragraph" draw:z-index="9" draw:name="Forme2" draw:style-name="gr3" draw:text-style-name="P12" svg:x1="3.831cm" svg:y1="0.188cm" svg:x2="2.566cm" svg:y2="3.931cm"><text:p/></draw:line><draw:line text:anchor-type="paragraph" draw:z-index="10" draw:name="Forme2" draw:style-name="gr3" draw:text-style-name="P12" svg:x1="4.588cm" svg:y1="0.188cm" svg:x2="8.576cm" svg:y2="3.947cm"><text:p/></draw:line></text:p>
      <text:p text:style-name="P1"/>
      <text:p text:style-name="P1"><draw:frame text:anchor-type="paragraph" draw:z-index="8" draw:name="Forme3" draw:style-name="gr4" draw:text-style-name="P15" svg:width="3.98cm" svg:height="0.63cm" svg:x="13.529cm" svg:y="0.055cm"><draw:text-box><text:p text:style-name="P14">Clic sur la carte</text:p></draw:text-box></draw:frame><draw:frame text:anchor-type="paragraph" draw:z-index="11" draw:name="Forme3" draw:style-name="gr4" draw:text-style-name="P13" svg:width="3.98cm" svg:height="0.63cm" svg:x="0.522cm" svg:y="-0.004cm"><draw:text-box><text:p text:style-name="P9">Bouton</text:p></draw:text-box></draw:frame><draw:frame text:anchor-type="paragraph" draw:z-index="12" draw:name="Forme3" draw:style-name="gr4" draw:text-style-name="P13" svg:width="3.98cm" svg:height="0.63cm" svg:x="5.267cm" svg:y="-0.06cm"><draw:text-box><text:p text:style-name="P9">Bouton</text:p></draw:text-box></draw:frame></text:p>
      <text:p text:style-name="P1"/>
      <text:p text:style-name="P1"/>
      <text:p text:style-name="P1"><draw:custom-shape text:anchor-type="paragraph" draw:z-index="2" draw:name="Forme1" draw:style-name="gr1" draw:text-style-name="P10" svg:width="4.423cm" svg:height="7.182cm" svg:x="11.979cm" svg:y="-0.206cm"><text:p text:style-name="P9"><text:span text:style-name="T3">AddMarkerActivity</text:span></text:p><text:p text:style-name="P9"/><text:p text:style-name="P9">Ajout d’un marqueur</text:p><text:p text:style-name="P9">sur la cart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e1" draw:style-name="gr2" draw:text-style-name="P11" svg:width="4.425cm" svg:height="7.183cm" svg:x="6.186cm" svg:y="-0.206cm"><text:p text:style-name="P9"><text:span text:style-name="T6">FilterActivity</text:span></text:p><text:p text:style-name="P9"><text:span text:style-name="T7"/></text:p><text:p text:style-name="P9"><text:span text:style-name="T7">Filtrage des marqueurs</text:span></text:p><text:p text:style-name="P9"><text:span text:style-name="T7">affichés sur la carte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e1" draw:style-name="gr1" draw:text-style-name="P10" svg:width="4.423cm" svg:height="7.182cm" svg:x="0.344cm" svg:y="-0.222cm"><text:p text:style-name="P9"><text:span text:style-name="T3">SettingsActivity</text:span></text:p><text:p text:style-name="P9"/><text:p text:style-name="P9">Options diverses</text:p><draw:enhanced-geometry svg:viewBox="0 0 21600 21600" draw:mirror-horizontal="false" draw:mirror-vertical="false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1"><text:soft-page-break/>Structure de la base de données</text:h>
      <text:h text:style-name="P8" text:outline-level="2"><text:span text:style-name="T1">Table </text:span><text:span text:style-name="T2">Point</text:span></text:h>
      <text:p text:style-name="P2">Représente un marqueur affiché ou non sur la carte</text:p>
      <text:p text:style-name="P2"/>
      <text:p text:style-name="P3"><text:span text:style-name="T3">_id </text:span><text:span text:style-name="T5">(entier)</text:span></text:p>
      <text:p text:style-name="P3"><text:span text:style-name="T5"><text:tab/>C</text:span>lé primaire auto-incrémentée</text:p>
      <text:p text:style-name="P3"/>
      <text:p text:style-name="P3"><text:span text:style-name="T3">libelle </text:span><text:span text:style-name="T5">(chaîne de caractères)</text:span></text:p>
      <text:p text:style-name="P3"><text:span text:style-name="T5"><text:tab/></text:span>Titre du marqueur</text:p>
      <text:p text:style-name="P3"/>
      <text:p text:style-name="P3"><text:span text:style-name="T3">description </text:span><text:span text:style-name="T5">(chaîne de caractères)</text:span></text:p>
      <text:p text:style-name="P3"><text:span text:style-name="T5"><text:tab/></text:span>Description du marqueur</text:p>
      <text:p text:style-name="P3"/>
      <text:p text:style-name="P4"><text:span text:style-name="T3">latitude </text:span><text:span text:style-name="T4">(réel)</text:span></text:p>
      <text:p text:style-name="P4"><text:span text:style-name="T3"><text:tab/></text:span>Latitude du point sur la carte</text:p>
      <text:p text:style-name="P4"/>
      <text:p text:style-name="P4"><text:span text:style-name="T3">longitude </text:span><text:span text:style-name="T4">(réel)</text:span></text:p>
      <text:p text:style-name="P4"><text:span text:style-name="T3"><text:tab/></text:span>Longitude du point sur la carte</text:p>
      <text:p text:style-name="P4"/>
      <text:p text:style-name="P4"><text:span text:style-name="T3">imageSrc </text:span><text:span text:style-name="T4">(chaîne de caractères)</text:span></text:p>
      <text:p text:style-name="P4"><text:span text:style-name="T4"><text:tab/>Chemin</text:span> vers une éventuelle image associée au marqueur</text:p>
      <text:p text:style-name="P4"/>
      <text:p text:style-name="P4"><text:span text:style-name="T3">affiche </text:span><text:span text:style-name="T4">(booléen)</text:span></text:p>
      <text:p text:style-name="P4"><text:span text:style-name="T4"><text:tab/></text:span>Détermine si le marqueur est affiché ou non sur la ca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0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99cm" loext:contextual-spacing="false" fo:text-indent="0cm" style:auto-text-indent="false"/>
      <style:text-properties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499cm" loext:contextual-spacing="false" fo:text-indent="0cm" style:auto-text-indent="false"/>
      <style:text-properties fo:font-size="90%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margin-top="0.101cm" fo:margin-bottom="0.21cm" loext:contextual-spacing="false" fo:text-align="center" style:justify-single-word="false"/>
      <style:text-properties fo:font-size="1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>
        <style:tab-stops/>
      </style:paragraph-properties>
      <style:text-properties fo:font-size="14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46:50.812949449</meta:creation-date>
    <dc:date>2018-05-25T13:10:45.682798361</dc:date>
    <meta:editing-duration>PT45M33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2" meta:paragraph-count="25" meta:word-count="92" meta:character-count="615" meta:non-whitespace-character-count="541"/>
  </office:meta>
</office:document-meta>
</file>